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 style:data-style-name="N37"/>
    <style:style style:name="ce4" style:family="table-cell" style:parent-style-name="Excel_20_Built-in_20_Normal" style:data-style-name="N37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 style:data-style-name="N100"/>
    <style:style style:name="ce6" style:family="table-cell" style:parent-style-name="Default">
      <style:table-cell-properties fo:background-color="#ffff99"/>
    </style:style>
  </office:automatic-styles>
  <office:body>
    <office:spreadsheet>
      <table:table table:name="Taulukko1" table:style-name="ta1" table:print="false">
        <table:table-column table:style-name="co1" table:number-columns-repeated="11" table:default-cell-style-name="Default"/>
        <table:table-column table:style-name="co1" table:default-cell-style-name="Excel_20_Built-in_20_Normal"/>
        <table:table-column table:style-name="co1" table:number-columns-repeated="5" table:default-cell-style-name="Default"/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office:value-type="string">
            <text:p>Pakolliset taulut</text:p>
          </table:table-cell>
          <table:table-cell table:style-name="ce1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>
            <text:p>Vapaaehtoiset taulut</text:p>
          </table:table-cell>
          <table:table-cell table:style-name="ce2"/>
          <table:table-cell table:number-columns-repeated="9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TULOKSET</text:p>
          </table:table-cell>
          <table:table-cell table:number-columns-repeated="2"/>
          <table:table-cell table:style-name="ce1"/>
          <table:table-cell table:style-name="ce1" office:value-type="string">
            <text:p>OSALLISTUJAT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>
            <text:p>VEIKKAUKSET</text:p>
          </table:table-cell>
          <table:table-cell table:style-name="ce1"/>
          <table:table-cell table:number-columns-repeated="2"/>
          <table:table-cell table:style-name="ce6"/>
          <table:table-cell table:style-name="ce6" office:value-type="string">
            <text:p>OTTELUTIEDOT</text:p>
          </table:table-cell>
          <table:table-cell table:style-name="ce6"/>
        </table:table-row>
        <table:table-row table:style-name="ro1">
          <table:table-cell office:value-type="string">
            <text:p>OttelupariID</text:p>
          </table:table-cell>
          <table:table-cell office:value-type="string">
            <text:p>Ottelupari</text:p>
          </table:table-cell>
          <table:table-cell office:value-type="string">
            <text:p>Tulos</text:p>
          </table:table-cell>
          <table:table-cell/>
          <table:table-cell office:value-type="string">
            <text:p>OsallistujaID</text:p>
          </table:table-cell>
          <table:table-cell office:value-type="string">
            <text:p>Osallistuja</text:p>
          </table:table-cell>
          <table:table-cell office:value-type="string">
            <text:p>Pisteet</text:p>
          </table:table-cell>
          <table:table-cell table:number-columns-repeated="2"/>
          <table:table-cell office:value-type="string">
            <text:p>OsallistujaID</text:p>
          </table:table-cell>
          <table:table-cell office:value-type="string">
            <text:p>OttelupariID</text:p>
          </table:table-cell>
          <table:table-cell table:style-name="Default" office:value-type="string">
            <text:p>tulos</text:p>
          </table:table-cell>
          <table:table-cell table:number-columns-repeated="2"/>
          <table:table-cell office:value-type="string">
            <text:p>OttelupariID</text:p>
          </table:table-cell>
          <table:table-cell office:value-type="string">
            <text:p>Klo</text:p>
          </table:table-cell>
          <table:table-cell office:value-type="string">
            <text:p>Pvm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Rus-sau</text:p>
          </table:table-cell>
          <table:table-cell table:style-name="ce3" office:value-type="string">
            <text:p>5 – 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ni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style-name="ce4" office:value-type="string">
            <text:p>2 – 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14.00</text:p>
          </table:table-cell>
          <table:table-cell table:style-name="ce3" office:value-type="date" office:date-value="2020-06-16">
            <text:p>16.06.2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Egt-uru</text:p>
          </table:table-cell>
          <table:table-cell office:value-type="string">
            <text:p>0 – 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tti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table:style-name="ce4" office:value-type="string">
            <text:p>1 – 2</text:p>
          </table:table-cell>
          <table:table-cell table:number-columns-repeated="2"/>
          <table:table-cell office:value-type="float" office:value="1001">
            <text:p>1001</text:p>
          </table:table-cell>
          <table:table-cell office:value-type="string">
            <text:p>17.00</text:p>
          </table:table-cell>
          <table:table-cell table:style-name="ce3" office:value-type="date" office:date-value="2020-06-16">
            <text:p>16.06.20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Mor-ira</text:p>
          </table:table-cell>
          <table:table-cell office:value-type="string">
            <text:p>0 – 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ussi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2">
            <text:p>1002</text:p>
          </table:table-cell>
          <table:table-cell office:value-type="string">
            <text:p>1 – 1</text:p>
          </table:table-cell>
          <table:table-cell table:number-columns-repeated="2"/>
          <table:table-cell office:value-type="float" office:value="1002">
            <text:p>1002</text:p>
          </table:table-cell>
          <table:table-cell office:value-type="string">
            <text:p>20.00</text:p>
          </table:table-cell>
          <table:table-cell table:style-name="ce3" office:value-type="date" office:date-value="2020-06-16">
            <text:p>16.06.20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Por-spa</text:p>
          </table:table-cell>
          <table:table-cell office:value-type="string">
            <text:p>3 – 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3">
            <text:p>1003</text:p>
          </table:table-cell>
          <table:table-cell table:style-name="ce4" office:value-type="string">
            <text:p>1 – 2</text:p>
          </table:table-cell>
          <table:table-cell table:number-columns-repeated="2"/>
          <table:table-cell office:value-type="float" office:value="1003">
            <text:p>1003</text:p>
          </table:table-cell>
          <table:table-cell office:value-type="string">
            <text:p>14.00</text:p>
          </table:table-cell>
          <table:table-cell table:style-name="ce3" office:value-type="date" office:date-value="2020-06-17">
            <text:p>17.06.20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Fra-aus</text:p>
          </table:table-cell>
          <table:table-cell office:value-type="string">
            <text:p>2 – 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4">
            <text:p>1004</text:p>
          </table:table-cell>
          <table:table-cell office:value-type="string">
            <text:p>1 – 1</text:p>
          </table:table-cell>
          <table:table-cell table:number-columns-repeated="2"/>
          <table:table-cell office:value-type="float" office:value="1004">
            <text:p>1004</text:p>
          </table:table-cell>
          <table:table-cell office:value-type="string">
            <text:p>17.00</text:p>
          </table:table-cell>
          <table:table-cell table:style-name="ce3" office:value-type="date" office:date-value="2020-06-17">
            <text:p>17.06.20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Arg-ice</text:p>
          </table:table-cell>
          <table:table-cell table:style-name="ce3" office:value-type="string">
            <text:p>1 – 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5">
            <text:p>1005</text:p>
          </table:table-cell>
          <table:table-cell table:style-name="ce4" office:value-type="string">
            <text:p>3 – 1</text:p>
          </table:table-cell>
          <table:table-cell table:number-columns-repeated="2"/>
          <table:table-cell office:value-type="float" office:value="1005">
            <text:p>1005</text:p>
          </table:table-cell>
          <table:table-cell office:value-type="string">
            <text:p>20.00</text:p>
          </table:table-cell>
          <table:table-cell table:style-name="ce3" office:value-type="date" office:date-value="2020-06-17">
            <text:p>17.06.20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Per-den</text:p>
          </table:table-cell>
          <table:table-cell office:value-type="string">
            <text:p>NULL</text:p>
          </table:table-cell>
          <table:table-cell office:value-type="string">
            <text:p>0 – 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006">
            <text:p>1006</text:p>
          </table:table-cell>
          <table:table-cell office:value-type="string">
            <text:p>1 – 2</text:p>
          </table:table-cell>
          <table:table-cell table:number-columns-repeated="2"/>
          <table:table-cell office:value-type="float" office:value="1006">
            <text:p>1006</text:p>
          </table:table-cell>
          <table:table-cell office:value-type="string">
            <text:p>14.00</text:p>
          </table:table-cell>
          <table:table-cell table:style-name="ce3" office:value-type="date" office:date-value="2020-06-18">
            <text:p>18.06.20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Cro-nig</text:p>
          </table:table-cell>
          <table:table-cell office:value-type="string">
            <text:p>NULL</text:p>
          </table:table-cell>
          <table:table-cell office:value-type="string">
            <text:p>2 – 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string">
            <text:p>1 – 0</text:p>
          </table:table-cell>
          <table:table-cell table:number-columns-repeated="2"/>
          <table:table-cell office:value-type="float" office:value="1007">
            <text:p>1007</text:p>
          </table:table-cell>
          <table:table-cell office:value-type="string">
            <text:p>17.00</text:p>
          </table:table-cell>
          <table:table-cell table:style-name="ce3" office:value-type="date" office:date-value="2020-06-18">
            <text:p>18.06.20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Cos-ser</text:p>
          </table:table-cell>
          <table:table-cell office:value-type="string">
            <text:p>NULL</text:p>
          </table:table-cell>
          <table:table-cell office:value-type="string">
            <text:p>0 – 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008">
            <text:p>1008</text:p>
          </table:table-cell>
          <table:table-cell office:value-type="string">
            <text:p>0 – 0</text:p>
          </table:table-cell>
          <table:table-cell table:number-columns-repeated="2"/>
          <table:table-cell office:value-type="float" office:value="1008">
            <text:p>1008</text:p>
          </table:table-cell>
          <table:table-cell office:value-type="string">
            <text:p>20.00</text:p>
          </table:table-cell>
          <table:table-cell table:style-name="ce3" office:value-type="date" office:date-value="2020-06-18">
            <text:p>18.06.20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office:value-type="string">
            <text:p>Ger-mex</text:p>
          </table:table-cell>
          <table:table-cell office:value-type="string">
            <text:p>NULL</text:p>
          </table:table-cell>
          <table:table-cell office:value-type="string">
            <text:p>1 – 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string">
            <text:p>1 – 1</text:p>
          </table:table-cell>
          <table:table-cell table:number-columns-repeated="2"/>
          <table:table-cell office:value-type="float" office:value="1009">
            <text:p>1009</text:p>
          </table:table-cell>
          <table:table-cell office:value-type="string">
            <text:p>14.00</text:p>
          </table:table-cell>
          <table:table-cell table:style-name="ce3" office:value-type="date" office:date-value="2020-06-19">
            <text:p>19.06.20</text:p>
          </table:table-cell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string">
            <text:p>2-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 office:value-type="string">
            <text:p>1-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string">
            <text:p>1-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 office:value-type="string">
            <text:p>2-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 office:value-type="string">
            <text:p>2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string">
            <text:p>3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 office:value-type="string">
            <text:p>1-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string">
            <text:p>2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 office:value-type="string">
            <text:p>1-3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 office:value-type="string">
            <text:p>3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style-name="ce5" office:value-type="string">
            <text:p>1-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1">
            <text:p>1001</text:p>
          </table:table-cell>
          <table:table-cell table:style-name="ce5" office:value-type="string">
            <text:p>1-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2">
            <text:p>1002</text:p>
          </table:table-cell>
          <table:table-cell table:style-name="ce5" office:value-type="string">
            <text:p>2-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3">
            <text:p>1003</text:p>
          </table:table-cell>
          <table:table-cell table:style-name="ce5" office:value-type="string">
            <text:p>2-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4">
            <text:p>1004</text:p>
          </table:table-cell>
          <table:table-cell table:style-name="ce5" office:value-type="string">
            <text:p>3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5">
            <text:p>1005</text:p>
          </table:table-cell>
          <table:table-cell table:style-name="ce5" office:value-type="string">
            <text:p>3-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6">
            <text:p>1006</text:p>
          </table:table-cell>
          <table:table-cell table:style-name="ce5" office:value-type="string">
            <text:p>1-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7">
            <text:p>1007</text:p>
          </table:table-cell>
          <table:table-cell table:style-name="ce5" office:value-type="string">
            <text:p>2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8">
            <text:p>1008</text:p>
          </table:table-cell>
          <table:table-cell table:style-name="ce5" office:value-type="string">
            <text:p>1-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9">
            <text:p>1009</text:p>
          </table:table-cell>
          <table:table-cell table:style-name="ce5" office:value-type="string">
            <text:p>4-1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ce5"/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number:number-style style:name="N8148P0" style:volatile="true" number:language="fi" number:country="FI">
      <number:number number:decimal-places="0" number:min-integer-digits="1" number:grouping="true"/>
      <number:text> €</number:text>
    </number:number-style>
    <number:number-style style:name="N8148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48P0"/>
    </number:number-style>
    <number:number-style style:name="N8149P0" style:volatile="true" number:language="fi" number:country="FI">
      <number:number number:decimal-places="0" number:min-integer-digits="1" number:grouping="true"/>
      <number:text> €</number:text>
    </number:number-style>
    <number:number-style style:name="N8149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9P0"/>
    </number:number-style>
    <number:number-style style:name="N8150P0" style:volatile="true" number:language="fi" number:country="FI">
      <number:number number:decimal-places="2" number:min-integer-digits="1" number:grouping="true"/>
      <number:text> €</number:text>
    </number:number-style>
    <number:number-style style:name="N815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50P0"/>
    </number:number-style>
    <number:number-style style:name="N8151P0" style:volatile="true" number:language="fi" number:country="FI">
      <number:number number:decimal-places="2" number:min-integer-digits="1" number:grouping="true"/>
      <number:text> €</number:text>
    </number:number-style>
    <number:number-style style:name="N815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51P0"/>
    </number:number-style>
    <number:percentage-style style:name="N8152" number:language="fi" number:country="FI">
      <number:number number:decimal-places="0" number:min-integer-digits="1"/>
      <number:text> %</number:text>
    </number:percentage-style>
    <number:percentage-style style:name="N8153" number:language="fi" number:country="FI">
      <number:number number:decimal-places="2" number:min-integer-digits="1"/>
      <number:text> %</number:text>
    </number:percentage-style>
    <number:number-style style:name="N8154P0" style:volatile="true" number:language="fi" number:country="FI">
      <number:number number:decimal-places="0" number:min-integer-digits="1" number:grouping="true"/>
      <number:text>   </number:text>
    </number:number-style>
    <number:number-style style:name="N8154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54P0"/>
    </number:number-style>
    <number:number-style style:name="N8155P0" style:volatile="true" number:language="fi" number:country="FI">
      <number:number number:decimal-places="0" number:min-integer-digits="1" number:grouping="true"/>
      <number:text>   </number:text>
    </number:number-style>
    <number:number-style style:name="N8155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55P0"/>
    </number:number-style>
    <number:number-style style:name="N8156P0" style:volatile="true" number:language="fi" number:country="FI">
      <number:number number:decimal-places="2" number:min-integer-digits="1" number:grouping="true"/>
      <number:text>   </number:text>
    </number:number-style>
    <number:number-style style:name="N815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56P0"/>
    </number:number-style>
    <number:number-style style:name="N8157P0" style:volatile="true" number:language="fi" number:country="FI">
      <number:number number:decimal-places="2" number:min-integer-digits="1" number:grouping="true"/>
      <number:text>   </number:text>
    </number:number-style>
    <number:number-style style:name="N815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7P0"/>
    </number:number-style>
    <number:number-style style:name="N8158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58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58P2" style:volatile="true" number:language="fi" number:country="FI">
      <number:text> -    </number:text>
    </number:number-style>
    <number:text-style style:name="N8158" number:language="fi" number:country="FI">
      <number:text> </number:text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number-style style:name="N8159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59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59P2" style:volatile="true" number:language="fi" number:country="FI">
      <number:text> - € </number:text>
    </number:number-style>
    <number:text-style style:name="N8159" number:language="fi" number:country="FI">
      <number:text> </number:text>
      <number:text-content/>
      <number:text> </number:text>
      <style:map style:condition="value()&gt;0" style:apply-style-name="N8159P0"/>
      <style:map style:condition="value()&lt;0" style:apply-style-name="N8159P1"/>
      <style:map style:condition="value()=0" style:apply-style-name="N8159P2"/>
    </number:text-style>
    <number:number-style style:name="N8160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60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60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60" number:language="fi" number:country="FI">
      <number:text> </number:text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number-style style:name="N8161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61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61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61" number:language="fi" number:country="FI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number-style style:name="N8162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14.08.2020</text:date>, <text:time>18:09:5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i Seppälä</meta:initial-creator>
    <meta:creation-date>2020-08-08T08:53:59.11</meta:creation-date>
    <dc:date>2020-08-14T18:09:56.04</dc:date>
    <dc:creator>Jani Seppälä</dc:creator>
    <meta:editing-duration>PT18H4M40S</meta:editing-duration>
    <meta:editing-cycles>4</meta:editing-cycles>
    <meta:generator>OpenOffice/4.1.7$Win32 OpenOffice.org_project/417m1$Build-9800</meta:generator>
    <meta:document-statistic meta:table-count="3" meta:cell-count="181" meta:object-count="0"/>
  </office:meta>
</office:document-meta>
</file>